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padding="0.074cm" fo:border-left="none" fo:border-right="none" fo:border-top="none" fo:border-bottom="0.99pt solid #000000" style:join-border="false"/>
    </style:style>
    <style:style style:name="P4" style:family="paragraph" style:parent-style-name="Standard" style:list-style-name="L1"/>
    <style:style style:name="P5" style:family="paragraph" style:parent-style-name="Standard" style:list-style-name="L2">
      <style:text-properties fo:font-style="normal" style:font-style-asian="normal" style:font-style-complex="normal"/>
    </style:style>
    <style:style style:name="P6" style:family="paragraph" style:parent-style-name="Standard" style:list-style-name="L3">
      <style:text-properties fo:font-style="normal" style:font-style-asian="normal" style:font-style-complex="normal"/>
    </style:style>
    <style:style style:name="P7" style:family="paragraph" style:parent-style-name="Standard" style:list-style-name="L12">
      <style:text-properties fo:font-style="normal" style:font-style-asian="normal" style:font-style-complex="normal"/>
    </style:style>
    <style:style style:name="P8" style:family="paragraph" style:parent-style-name="Standard" style:list-style-name="L13">
      <style:text-properties fo:font-style="normal" style:font-style-asian="normal" style:font-style-complex="normal"/>
    </style:style>
    <style:style style:name="P9" style:family="paragraph" style:parent-style-name="Standard" style:list-style-name="L36">
      <style:text-properties fo:font-style="normal" style:font-style-asian="normal" style:font-style-complex="normal"/>
    </style:style>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2"/>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29">
      <style:text-properties officeooo:paragraph-rsid="00099908"/>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center" style:justify-single-word="false"/>
      <style:text-properties fo:font-weight="bold" style:font-weight-asian="bold" style:font-weight-complex="bold"/>
    </style:style>
    <style:style style:name="P3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9" style:family="paragraph" style:parent-style-name="Standard">
      <style:paragraph-properties fo:text-align="center" style:justify-single-word="false"/>
      <style:text-properties fo:font-size="14pt" fo:font-weight="bold" officeooo:rsid="0008aef1" officeooo:paragraph-rsid="0008aef1" style:font-size-asian="14pt" style:font-weight-asian="bold" style:font-size-complex="14pt" style:font-weight-complex="bold"/>
    </style:style>
    <style:style style:name="P40" style:family="paragraph" style:parent-style-name="Standard">
      <style:paragraph-properties fo:text-align="center" style:justify-single-word="false"/>
    </style:style>
    <style:style style:name="P41" style:family="paragraph" style:parent-style-name="Standard" style:list-style-name="L30"/>
    <style:style style:name="P42" style:family="paragraph" style:parent-style-name="Standard" style:list-style-name="L31"/>
    <style:style style:name="P43" style:family="paragraph" style:parent-style-name="Standard" style:list-style-name="L32"/>
    <style:style style:name="P44" style:family="paragraph" style:parent-style-name="Standard" style:list-style-name="L33"/>
    <style:style style:name="P45" style:family="paragraph" style:parent-style-name="Standard" style:list-style-name="L34"/>
    <style:style style:name="P46" style:family="paragraph" style:parent-style-name="Standard" style:list-style-name="L35"/>
    <style:style style:name="P47" style:family="paragraph" style:parent-style-name="Standard" style:list-style-name="L36"/>
    <style:style style:name="P48" style:family="paragraph" style:parent-style-name="Standard" style:list-style-name="L37"/>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40"/>
    <style:style style:name="P52" style:family="paragraph" style:parent-style-name="Standard" style:list-style-name="L41"/>
    <style:style style:name="P53" style:family="paragraph" style:parent-style-name="Standard" style:list-style-name="L42"/>
    <style:style style:name="P54" style:family="paragraph" style:parent-style-name="Standard" style:list-style-name="L43"/>
    <style:style style:name="P55" style:family="paragraph" style:parent-style-name="Standard" style:list-style-name="L44"/>
    <style:style style:name="P56" style:family="paragraph" style:parent-style-name="Standard" style:list-style-name="L45"/>
    <style:style style:name="P57" style:family="paragraph" style:parent-style-name="Standard" style:list-style-name="L46"/>
    <style:style style:name="P58" style:family="paragraph" style:parent-style-name="Standard" style:list-style-name="L47"/>
    <style:style style:name="P59" style:family="paragraph" style:parent-style-name="Standard" style:list-style-name="L48"/>
    <style:style style:name="P60" style:family="paragraph" style:parent-style-name="Standard" style:list-style-name="L49"/>
    <style:style style:name="P61" style:family="paragraph" style:parent-style-name="Standard" style:list-style-name="L50"/>
    <style:style style:name="P62" style:family="paragraph" style:parent-style-name="Standard" style:list-style-name="L51"/>
    <style:style style:name="P63" style:family="paragraph" style:parent-style-name="Standard" style:list-style-name="L52"/>
    <style:style style:name="P64" style:family="paragraph" style:parent-style-name="Standard" style:list-style-name="L53"/>
    <style:style style:name="P65"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66" style:family="paragraph" style:parent-style-name="Standard" style:list-style-name="L54"/>
    <style:style style:name="T1" style:family="text">
      <style:text-properties fo:font-weight="bold" style:font-weight-asian="bold" style:font-weight-complex="bold"/>
    </style:style>
    <style:style style:name="T2" style:family="text">
      <style:text-properties officeooo:rsid="000610cf"/>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ae4fa"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082abf"/>
    </style:style>
    <style:style style:name="T10" style:family="text">
      <style:text-properties officeooo:rsid="000999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pielregeln / <text:span text:style-name="T2">Programm-Ablauf </text:span><text:span text:style-name="T10">für UNO-Konsolen-Spiel</text:span></text:p>
      <text:p text:style-name="P39">(Anmerkung: Dies sind erste Ideen – manches fehlt, anderes wurde verworfen)</text:p>
      <text:p text:style-name="Standard"/>
      <text:p text:style-name="P65">Klassen:</text:p>
      <text:p text:style-name="Standard"/>
      <text:p text:style-name="P1"><text:span text:style-name="T6">Spieler </text:span><text:span text:style-name="T7">(Mensch)</text:span>:</text:p>
      <text:list xml:id="list1774068899" text:style-name="L1">
        <text:list-item>
          <text:p text:style-name="P4">Der <text:span text:style-name="T2">Spieler</text:span> erhält einen Namen und ein Deck</text:p>
          <text:p text:style-name="P4"/>
        </text:list-item>
      </text:list>
      <text:p text:style-name="P36">Reagieren:</text:p>
      <text:p text:style-name="Standard"/>
      <text:p text:style-name="Standard">1. Aktueller Spieler <text:span text:style-name="T1">reagiert</text:span> auf die aktuelle Karte</text:p>
      <text:p text:style-name="Standard"/>
      <text:p text:style-name="Standard">1.1 Die aktuelle Karte ist eine <text:span text:style-name="T5">Zahlenkarte</text:span></text:p>
      <text:list xml:id="list3951523966" text:style-name="L31">
        <text:list-item>
          <text:p text:style-name="P42">Es wird die aktuelle Karte angezeigt</text:p>
        </text:list-item>
        <text:list-item>
          <text:p text:style-name="P42">Der aktuelle Spieler <text:span text:style-name="T1">sucht</text:span> nach einer passenden Karte in seinem Deck</text:p>
        </text:list-item>
      </text:list>
      <text:p text:style-name="Standard"/>
      <text:p text:style-name="Standard">1.2 Die aktuelle Karte ist eine <text:span text:style-name="T5">Sonderkarte</text:span></text:p>
      <text:list xml:id="list912101305" text:style-name="L32">
        <text:list-item>
          <text:p text:style-name="P43">Es wird die aktuelle Karte ausgegeben</text:p>
        </text:list-item>
      </text:list>
      <text:p text:style-name="Standard"/>
      <text:p text:style-name="Standard">1.2.1 Die Farbe der aktuellen Karte ist <text:span text:style-name="T5">schwarz</text:span></text:p>
      <text:p text:style-name="Standard">1.2.1.1 Die Auswirkung der aktuellen Karte ist Plus 4 und sie wurde noch nicht genutzt (niemand <text:tab/>musste bisher 4 Karten ziehen)</text:p>
      <text:list xml:id="list4000909125" text:style-name="L33">
        <text:list-item>
          <text:p text:style-name="P44">Es wird ausgegeben, dass der Spieler 4 Karten ziehen muss</text:p>
        </text:list-item>
        <text:list-item>
          <text:p text:style-name="P44">Die aktuelle Karte wird aktiv und auf benutzt gesetzt</text:p>
        </text:list-item>
        <text:list-item>
          <text:p text:style-name="P44">Der aktuelle Spieler <text:span text:style-name="T1">zieht</text:span> 4 Karten</text:p>
        </text:list-item>
        <text:list-item>
          <text:p text:style-name="P44">Der aktuelle Spieler <text:span text:style-name="T1">sucht</text:span> nach einer passenden Karte in seinem Deck</text:p>
        </text:list-item>
      </text:list>
      <text:p text:style-name="Standard">1.2.1.2 <text:s/>Die Auswirkung der aktuellen Karte ist Plus 4 und sie wurde schon genutzt oder ihre <text:tab/>Auswirkung ist Farbe wünschen</text:p>
      <text:list xml:id="list4143802479" text:style-name="L34">
        <text:list-item>
          <text:p text:style-name="P45">Der aktuelle Spieler sucht nach einer nach einer passenden Karte in seinem Deck</text:p>
        </text:list-item>
      </text:list>
      <text:p text:style-name="Standard"/>
      <text:p text:style-name="Standard">1.2.2 Die aktuelle Karte ist <text:span text:style-name="T5">bunt</text:span></text:p>
      <text:p text:style-name="Standard">1.2.2.1 Die aktuelle Karte ist eine Zahlenkarte</text:p>
      <text:list xml:id="list2246409698" text:style-name="L35">
        <text:list-item>
          <text:p text:style-name="P46">De<text:span text:style-name="T2">r</text:span> aktuelle Spieler <text:span text:style-name="T1">sucht</text:span> nach einer passenden Karte in seinem Deck</text:p>
        </text:list-item>
      </text:list>
      <text:p text:style-name="Standard">1.2.2.2 Die aktuelle Karte ist eine Sonderkarte</text:p>
      <text:p text:style-name="Standard">1.2.2.2.1 Die Auswirkung ist Plus 2 und die aktuelle Karte wurde noch nicht genutzt</text:p>
      <text:list xml:id="list1593382236" text:style-name="L36">
        <text:list-item>
          <text:p text:style-name="P47">Es wird ausgegeben, dass der aktuelle Spieler zwei Karten ziehen muss</text:p>
        </text:list-item>
        <text:list-item>
          <text:p text:style-name="P47">Die aktuelle Karte wird auf genutzt gesetzt</text:p>
        </text:list-item>
        <text:list-item>
          <text:p text:style-name="P9">Der aktuelle Spieler <text:span text:style-name="T1">zieht</text:span> zwei Karten</text:p>
        </text:list-item>
        <text:list-item>
          <text:p text:style-name="P47"><text:span text:style-name="T3">Der</text:span> aktuelle Spieler <text:span text:style-name="T1">sucht</text:span> nach einer passenden Karte in seinem Deck</text:p>
        </text:list-item>
      </text:list>
      <text:p text:style-name="Standard">1.2.2.2.2 Die Auswirkung ist Aussetzen und die aktuelle Karte ist noch nicht genutzt</text:p>
      <text:list xml:id="list1398487471" text:style-name="L37">
        <text:list-item>
          <text:p text:style-name="P48">Es wird ausgegeben, dass der Spieler eine Runde aussetzen muss (der aktuelle Spieler kann keine Karte legen)</text:p>
        </text:list-item>
        <text:list-item>
          <text:p text:style-name="P48">Die aktuelle Karte wird auf genutzt gesetzt</text:p>
        </text:list-item>
      </text:list>
      <text:p text:style-name="Standard">1.2.2.2.4 Die Karte ist eine bunte Sonderkarte, wurde jedoch schon genutzt und hat dadurch keine <text:tab/>Auswirkung mehr</text:p>
      <text:list xml:id="list588137043" text:style-name="L38">
        <text:list-item>
          <text:p text:style-name="P49">Ausgabe, dass die Karte keine Auswirkung mehr hat</text:p>
        </text:list-item>
        <text:list-item>
          <text:p text:style-name="P49">Der aktuelle <text:span text:style-name="T1">sucht</text:span> nach einer passenden Karte in seinem Deck</text:p>
        </text:list-item>
      </text:list>
      <text:p text:style-name="Standard"/>
      <text:p text:style-name="Standard">2. Der <text:span text:style-name="T1">nächste</text:span> Spieler ist an der Reihe</text:p>
      <text:p text:style-name="Standard"/>
      <text:p text:style-name="Standard">________________________________________________________________________________</text:p>
      <text:p text:style-name="Standard"/>
      <text:p text:style-name="P36"><text:soft-page-break/>Ziehen:</text:p>
      <text:p text:style-name="Standard"/>
      <text:list xml:id="list1167508539" text:style-name="L39">
        <text:list-item>
          <text:p text:style-name="P50">Es wird eine random Karte aus der Kartenliste gewählt</text:p>
        </text:list-item>
        <text:list-item>
          <text:p text:style-name="P50">Die Karte wird dem Deck des aktuellen Spielers beigefügt</text:p>
        </text:list-item>
        <text:list-item>
          <text:p text:style-name="P50">Die Karte wird aus der Kartenliste entfernt</text:p>
        </text:list-item>
      </text:list>
      <text:p text:style-name="Standard"/>
      <text:p text:style-name="Standard">________________________________________________________________________________</text:p>
      <text:p text:style-name="Standard"/>
      <text:p text:style-name="Standard"/>
      <text:p text:style-name="P36">Suchen:</text:p>
      <text:p text:style-name="Standard"/>
      <text:list xml:id="list8553081" text:style-name="L40">
        <text:list-item>
          <text:p text:style-name="P51">Die Liste der möglichen Karten ist leer</text:p>
        </text:list-item>
        <text:list-item>
          <text:p text:style-name="P51">Die Farbe der aktuellen Karte wird überprüft</text:p>
        </text:list-item>
      </text:list>
      <text:p text:style-name="Standard"/>
      <text:p text:style-name="Standard">2.1 Die aktuelle Karte ist <text:span text:style-name="T5">schwarz</text:span></text:p>
      <text:list xml:id="list297427811" text:style-name="L41">
        <text:list-item>
          <text:p text:style-name="P52">Die Karten im Deck des aktuellen Spielers werden überprüft</text:p>
        </text:list-item>
        <text:list-item>
          <text:p text:style-name="P52">wenn die eigene Karte von derselben Farbe ist wie die gewünschte Farbe, wird die Karte der Liste der möglichen Karten beigefügt</text:p>
        </text:list-item>
      </text:list>
      <text:p text:style-name="Standard"/>
      <text:p text:style-name="Standard">2.2 Die aktuelle Karte ist <text:span text:style-name="T5">bunt</text:span></text:p>
      <text:p text:style-name="Standard">2.2.1 Die aktuelle Karte ist eine <text:span text:style-name="T5">Zahlenkarte</text:span></text:p>
      <text:list xml:id="list4241952237" text:style-name="L54">
        <text:list-item>
          <text:p text:style-name="P66">Die Karten im Deck des aktuellen Spielers werden überprüft</text:p>
        </text:list-item>
      </text:list>
      <text:list xml:id="list1642803389" text:style-name="L30">
        <text:list-item>
          <text:p text:style-name="P41">Wenn die eigene Karte eine Zahlenkarte ist und ihre Zahl mit der Zahl der aktuellen Karte übereinstimmt oder wenn die Farbe der eigenen Karte mit der Farbe der aktuellen Karte übereinstimmt, wird die Karte der Liste der möglichen Karten beigefügt</text:p>
        </text:list-item>
        <text:list-item>
          <text:p text:style-name="P41"><text:span text:style-name="T3">Wenn die eigene Karte eine Sonderkarte ist und ihre Farbe mit der Farbe der aktuellen Karte übereinstimmt oder wenn die Farbe der eigenen Karte schwarz ist oder wenn die Auswirkung der eigenen Karte mit der Auswirkung der aktuellen Karte übereinstimmt, wird die Karte der Liste der möglichen Karten beigefügt</text:span></text:p>
        </text:list-item>
      </text:list>
      <text:list xml:id="list3194059725" text:style-name="L2">
        <text:list-header>
          <text:p text:style-name="P5"/>
        </text:list-header>
      </text:list>
      <text:p text:style-name="P2">2.2.2 Die aktuelle Karte ist eine <text:span text:style-name="T5">bunte Sonderkarte</text:span></text:p>
      <text:list xml:id="list721724277" text:style-name="L42">
        <text:list-item>
          <text:p text:style-name="P53"><text:span text:style-name="T3">Wenn die Auswirkung der aktuellen Karte Plus 2 ist und sie noch nicht genutzt wurde </text:span></text:p>
        </text:list-item>
      </text:list>
      <text:list xml:id="list3123338466" text:style-name="L3">
        <text:list-header>
          <text:p text:style-name="P6">→ Ausgabe, dass der Spieler 2 Karten ziehen muss<text:line-break/>→ Der Spieler zieht zwei Karten<text:line-break/>→ Die aktuelle Karte wird auf genutzt gesetzt</text:p>
          <text:p text:style-name="P6">→ Die Karten im Deck des aktuellen Spielers werden überprüft<text:line-break/>→ Wenn die Farbe der eigenen Karte der Farbe der aktuellen Karte entspricht oder wenn die eigene Karte eine Sonderkarte ist und die Auswirkung der eigenen Karte der Auswirkung der aktuellen Karte entspricht, oder wenn die Farbe der eigenen Karte schwarz ist, wird die Karte der Liste der möglichen Karten beigefügt</text:p>
        </text:list-header>
        <text:list-item>
          <text:p text:style-name="P10"><text:span text:style-name="T3">Wenn die Auswirkung der aktuellen Karte Aussetzen oder Richtungswechsel ist <text:line-break/>→ Die Karten im Deck des aktuellen Spielers werden überprüft<text:line-break/>→ Wenn die Farbe der eigenen Karte der Farbe der aktuellen Karte entspricht oder wenn die eigene Karte eine Sonderkarte ist und die Auswirkung der eigenen Karte der Auswirkung der aktuellen Karte entspricht, oder wenn die Farbe der eigenen Karte schwarz ist, wird die Karte der Liste der möglichen Karten beigefügt</text:span></text:p>
        </text:list-item>
      </text:list>
      <text:p text:style-name="Standard"/>
      <text:p text:style-name="Standard">3. Der Spieler <text:span text:style-name="T1">wählt</text:span> eine Karte aus der Liste der möglichen Karten aus </text:p>
      <text:p text:style-name="Standard"/>
      <text:p text:style-name="P36">Karte wählen:</text:p>
      <text:p text:style-name="Standard"/>
      <text:list xml:id="list2723649619" text:style-name="L4">
        <text:list-item>
          <text:p text:style-name="P11">Überprüfen, ob in der Liste der möglichen Karte mindestens eine Karte vorhanden ist</text:p>
        </text:list-item>
      </text:list>
      <text:list xml:id="list4200963183" text:style-name="L5">
        <text:list-item>
          <text:p text:style-name="P12"><text:soft-page-break/>Ausgabe aller Karten des Spielers</text:p>
          <text:p text:style-name="P12"/>
        </text:list-item>
      </text:list>
      <text:list xml:id="list3605280875" text:style-name="L6">
        <text:list-item>
          <text:list>
            <text:list-item>
              <text:p text:style-name="P13">Es ist mindestens eine Karte vorhanden</text:p>
            </text:list-item>
          </text:list>
        </text:list-item>
      </text:list>
      <text:list xml:id="list95660873125479" text:continue-list="list4200963183" text:style-name="L5">
        <text:list-item>
          <text:p text:style-name="P12">Wenn es in der Liste der möglichen Karten mindestens eine Karte gibt, wird sie ausgegeben<text:line-break/>→ vorangestellt wird eine Zahl angezeigt, über die der Spieler die Karte auswählen kann, wenn die Karte eine Sonderkarte ist, wird ihre Farbe und Auswirkung ausgegeben andernfalls ihre Farbe und Zahl</text:p>
        </text:list-item>
        <text:list-item>
          <text:p text:style-name="P12">Der Spieler gibt nun per Zahleneingabe an, welche Karte er legen will</text:p>
        </text:list-item>
        <text:list-item>
          <text:p text:style-name="P12">Wenn der Spieler eine gültige Eingabe gemacht hat, wird die ausgewählte Karte <text:span text:style-name="T1">gelegt</text:span>, andernfalls wird der aktuelle Spieler noch einmal aufgefordert, eine Karte zu wählen</text:p>
        </text:list-item>
      </text:list>
      <text:p text:style-name="Standard"/>
      <text:list xml:id="list1192989472" text:style-name="L7">
        <text:list-item>
          <text:list>
            <text:list-item>
              <text:p text:style-name="P14">Es ist keine Karte vorhanden</text:p>
            </text:list-item>
          </text:list>
        </text:list-item>
      </text:list>
      <text:list xml:id="list3148538149" text:style-name="L8">
        <text:list-item>
          <text:p text:style-name="P15">Ausgabe, dass der aktuelle Spieler keine passende Karte hat, dass er eine weitere Karte ziehen muss und nun der nächste Spieler an der Reihe ist</text:p>
        </text:list-item>
        <text:list-item>
          <text:p text:style-name="P15">Der aktuelle Spieler <text:span text:style-name="T1">zieht</text:span> eine Karte</text:p>
        </text:list-item>
      </text:list>
      <text:p text:style-name="Standard"/>
      <text:p text:style-name="P36">Karte legen:</text:p>
      <text:p text:style-name="Standard"/>
      <text:list xml:id="list3973580796" text:style-name="L9">
        <text:list-item>
          <text:p text:style-name="P16">Die aktuelle Karte, und die Liste der Karten werden verändert (global)</text:p>
        </text:list-item>
        <text:list-item>
          <text:p text:style-name="P16">Die aktuelle Karte wird wieder der Kartenliste beigefügt</text:p>
        </text:list-item>
        <text:list-item>
          <text:p text:style-name="P16">Die gelegte Karte wird zur aktuellen Karte </text:p>
        </text:list-item>
        <text:list-item>
          <text:p text:style-name="P16">Die gelegte Karte wird aus dem Deck des aktuellen Spielers entfernt</text:p>
        </text:list-item>
        <text:list-item>
          <text:p text:style-name="P16">Wenn nun die aktuelle Karte eine schwarze Karte ist, kann sich der aktuelle Spieler eine Farbe <text:span text:style-name="T1">wünschen</text:span></text:p>
        </text:list-item>
      </text:list>
      <text:p text:style-name="Standard"><text:s/></text:p>
      <text:p text:style-name="P36">Farbe wünschen:</text:p>
      <text:p text:style-name="Standard"/>
      <text:list xml:id="list270840013" text:style-name="L10">
        <text:list-item>
          <text:p text:style-name="P17">Die Wunschfarbe wird verändert (global)</text:p>
        </text:list-item>
        <text:list-item>
          <text:p text:style-name="P17">In einer Ausgabe wird der Spieler aufgefordert, sich eine Farbe zu wünschen</text:p>
        </text:list-item>
        <text:list-item>
          <text:p text:style-name="P17">Es werden alle Farben in der Farben-Liste ausgegeben</text:p>
        </text:list-item>
        <text:list-item>
          <text:p text:style-name="P17">Der Spieler gibt eine Farbe ein</text:p>
        </text:list-item>
        <text:list-item>
          <text:p text:style-name="P17">Wenn die Eingabe in der Farbenliste zu finden ist, wird die eingegebene Farbe zur Wunschfarbe und die aktuelle Karte wird auf genutzt gesetzt</text:p>
        </text:list-item>
        <text:list-item>
          <text:p text:style-name="P17">Wenn die Eingabe ungültig ist, wird der aktuelle Spieler erneut aufgefordert, sich eine Farbe zu wünschen</text:p>
        </text:list-item>
      </text:list>
      <text:p text:style-name="P3"><text:line-break/></text:p>
      <text:p text:style-name="Standard"/>
      <text:p text:style-name="P37">Computer-Spieler <text:span text:style-name="T2">(erbt von Spieler)</text:span></text:p>
      <text:p text:style-name="Standard"/>
      <text:p text:style-name="P36">Reagieren:</text:p>
      <text:p text:style-name="Standard"/>
      <text:p text:style-name="Standard">1. Aktueller Spieler <text:span text:style-name="T1">reagiert</text:span> auf die aktuelle Karte</text:p>
      <text:p text:style-name="Standard"/>
      <text:p text:style-name="Standard">1.1 Die aktuelle Karte ist eine <text:span text:style-name="T5">Zahlenkarte</text:span></text:p>
      <text:list xml:id="list3074842141" text:style-name="L43">
        <text:list-item>
          <text:p text:style-name="P54">Es wird die aktuelle Karte angezeigt</text:p>
        </text:list-item>
        <text:list-item>
          <text:p text:style-name="P54">Der aktuelle Spieler <text:span text:style-name="T1">sucht</text:span> nach einer passenden Karte in seinem Deck</text:p>
        </text:list-item>
      </text:list>
      <text:p text:style-name="Standard"/>
      <text:p text:style-name="Standard">1.2 Die aktuelle Karte ist eine <text:span text:style-name="T5">Sonderkarte</text:span></text:p>
      <text:list xml:id="list4183313508" text:style-name="L44">
        <text:list-item>
          <text:p text:style-name="P55">Es wird die aktuelle Karte ausgegeben</text:p>
        </text:list-item>
      </text:list>
      <text:p text:style-name="Standard"/>
      <text:p text:style-name="Standard">1.2.1 Die Farbe der aktuellen Karte ist <text:span text:style-name="T5">schwarz</text:span></text:p>
      <text:p text:style-name="Standard"><text:soft-page-break/>1.2.1.1 Die Auswirkung der aktuellen Karte ist Plus 4 und sie wurde noch nicht genutzt (niemand <text:tab/>musste bisher 4 Karten ziehen)</text:p>
      <text:list xml:id="list1659111102" text:style-name="L45">
        <text:list-item>
          <text:p text:style-name="P56">Es wird ausgegeben, dass der Spieler 4 Karten ziehen muss</text:p>
        </text:list-item>
        <text:list-item>
          <text:p text:style-name="P56">Die aktuelle Karte wird auf genutzt gesetzt</text:p>
        </text:list-item>
        <text:list-item>
          <text:p text:style-name="P56">Der aktuelle Spieler <text:span text:style-name="T1">zieht</text:span> 4 Karten</text:p>
        </text:list-item>
        <text:list-item>
          <text:p text:style-name="P56">Der aktuelle Spieler <text:span text:style-name="T1">sucht</text:span> nach einer passenden Karte in seinem Deck</text:p>
        </text:list-item>
      </text:list>
      <text:p text:style-name="Standard">1.2.1.2 <text:s/>Die Auswirkung der aktuellen Karte ist Plus 4 und sie wurde schon genutzt oder ihre <text:tab/>Auswir<text:span text:style-name="T2">k</text:span>ung ist Farbe wünschen</text:p>
      <text:list xml:id="list160753928" text:style-name="L46">
        <text:list-item>
          <text:p text:style-name="P57">Der aktuelle Spieler sucht nach einer passenden Karte in seinem Deck</text:p>
        </text:list-item>
      </text:list>
      <text:p text:style-name="Standard"/>
      <text:p text:style-name="Standard">1.2.2 Die aktuelle Karte ist <text:span text:style-name="T5">bunt</text:span></text:p>
      <text:p text:style-name="Standard">1.2.2.1 Die aktuelle Karte ist eine <text:span text:style-name="T5">Zahlenkarte</text:span></text:p>
      <text:list xml:id="list628995120" text:style-name="L47">
        <text:list-item>
          <text:p text:style-name="P58">Der aktuelle Spieler <text:span text:style-name="T1">sucht</text:span> nach einer passenden Karte in seinem Deck</text:p>
        </text:list-item>
      </text:list>
      <text:p text:style-name="Standard">1.2.2.2 Die aktuelle Karte ist eine <text:span text:style-name="T5">Sonderkarte</text:span></text:p>
      <text:p text:style-name="Standard">1.2.2.2.1 Die Auswirkung ist Plus 2 und die aktuelle Karte wurde noch nicht genutzt</text:p>
      <text:list xml:id="list3380688734" text:style-name="L48">
        <text:list-item>
          <text:p text:style-name="P59">Es wird ausgegeben, dass der aktuelle Spieler zwei Karten ziehen muss</text:p>
        </text:list-item>
        <text:list-item>
          <text:p text:style-name="P59">Die aktuelle Karte wird auf genutzt gesetzt</text:p>
        </text:list-item>
        <text:list-item>
          <text:p text:style-name="P59">Der aktuelle Spieler <text:span text:style-name="T1">zieht</text:span> zwei Karten</text:p>
        </text:list-item>
        <text:list-item>
          <text:p text:style-name="P59">Der aktuelle Spieler <text:span text:style-name="T1">sucht</text:span> nach einer passenden Karte in seinem Deck</text:p>
        </text:list-item>
      </text:list>
      <text:p text:style-name="Standard">1.2.2.2.2 Die Auswirkung ist Aussetzen und die aktuelle Karte ist noch nicht genutzt</text:p>
      <text:list xml:id="list2717964154" text:style-name="L49">
        <text:list-item>
          <text:p text:style-name="P60">Es wird ausgegeben, dass der Spieler eine Runde aussetzen muss (der aktuelle Spieler kann keine Karte legen)</text:p>
        </text:list-item>
        <text:list-item>
          <text:p text:style-name="P60">Die aktuel<text:span text:style-name="T2">l</text:span>e Karte wird auf genutzt gesetzt</text:p>
        </text:list-item>
      </text:list>
      <text:p text:style-name="Standard">1.2.2.2.4 Die Karte ist eine bunte Sonderkarte, wurde jedoch schon genutzt und hat dadurch keine Auswirkung mehr</text:p>
      <text:list xml:id="list4290944972" text:style-name="L50">
        <text:list-item>
          <text:p text:style-name="P61">Ausgabe, dass die Karte keine Auswirkung mehr hat</text:p>
        </text:list-item>
        <text:list-item>
          <text:p text:style-name="P61">Der aktuelle <text:span text:style-name="T1">sucht</text:span> nach einer passenden Karte in seinem Deck</text:p>
        </text:list-item>
      </text:list>
      <text:p text:style-name="Standard"/>
      <text:p text:style-name="Standard">2. Der <text:span text:style-name="T1">nächste</text:span> Spieler ist an der Reihe</text:p>
      <text:p text:style-name="Standard"/>
      <text:p text:style-name="Standard">________________________________________________________________________________</text:p>
      <text:p text:style-name="Standard"/>
      <text:p text:style-name="P36">Ziehen:</text:p>
      <text:p text:style-name="Standard"/>
      <text:list xml:id="list383015768" text:style-name="L51">
        <text:list-item>
          <text:p text:style-name="P62">Es wird die globale Kartenliste verändert</text:p>
        </text:list-item>
      </text:list>
      <text:p text:style-name="Standard"/>
      <text:p text:style-name="Standard">1. Es wird eine random Karte aus der Kartenliste gewählt</text:p>
      <text:p text:style-name="Standard">2. Die Karte wird dem Deck des aktuellen Spielers beigefügt</text:p>
      <text:p text:style-name="Standard">3. Die Karte wird aus der Kartenliste entfernt</text:p>
      <text:p text:style-name="Standard"/>
      <text:p text:style-name="Standard">________________________________________________________________________________</text:p>
      <text:p text:style-name="Standard"/>
      <text:p text:style-name="Standard"/>
      <text:p text:style-name="P36">Suchen:</text:p>
      <text:p text:style-name="Standard"/>
      <text:p text:style-name="Standard">1. Die Liste der möglichen Karten ist leer</text:p>
      <text:p text:style-name="Standard">1.1 Nachdem ausgegeben wird, dass der Spieler nach einer geeigneten Karte sucht, werden 1.5 Sekunden gewartet → simuliert Nachdenken</text:p>
      <text:p text:style-name="Standard">2. Die Farbe der aktuellen Karte wird überprüft</text:p>
      <text:p text:style-name="Standard"/>
      <text:p text:style-name="Standard">2.1 Die aktuelle Karte ist <text:span text:style-name="T4">schwarz</text:span></text:p>
      <text:list xml:id="list374287344" text:style-name="L52">
        <text:list-item>
          <text:p text:style-name="P63">Die Karten im Deck des aktuellen Spielers werden überprüft</text:p>
        </text:list-item>
        <text:list-item>
          <text:p text:style-name="P63"><text:soft-page-break/>wenn die eigene Karte von derselben Farbe ist wie die gewünschte Farbe, wird die Karte der Liste der möglichen Karten beigefügt</text:p>
        </text:list-item>
      </text:list>
      <text:p text:style-name="Standard"/>
      <text:p text:style-name="Standard">2.2 Die aktuelle Karte ist <text:span text:style-name="T5">bunt</text:span></text:p>
      <text:p text:style-name="Standard"/>
      <text:p text:style-name="Standard">2.2.1 Die aktuelle Karte ist eine <text:span text:style-name="T5">Zahlenkarte</text:span></text:p>
      <text:list xml:id="list1125270124" text:style-name="L53">
        <text:list-item>
          <text:p text:style-name="P64">Die Karten im Deck des aktuellen Spielers werden überprüft</text:p>
        </text:list-item>
        <text:list-item>
          <text:p text:style-name="P64">Wenn die eigene Karte eine Zahlenkarte ist und ihre Zahl mit der Zahl der aktuellen Karte übereinstimmt oder wenn die Farbe der eigenen Karte mit der Farbe der aktuellen Karte übereinstimmt, wird die Karte der Liste der möglichen Karten beigefügt</text:p>
        </text:list-item>
      </text:list>
      <text:list xml:id="list240479031" text:style-name="L12">
        <text:list-item>
          <text:p text:style-name="P18"><text:span text:style-name="T3">Wenn die eigene Karte eine Sonderkarte ist und ihre Farbe mit der Farbe der aktuellen Karte übereinstimmt oder wenn die Farbe der eigenen Karte schwarz ist, wird die Karte der Liste der möglichen Karten beigefügt</text:span></text:p>
          <text:p text:style-name="P7"/>
        </text:list-item>
      </text:list>
      <text:p text:style-name="P2">2.2.2 Die aktuelle Karte ist eine <text:span text:style-name="T5">bunte Sonderkarte</text:span></text:p>
      <text:list xml:id="list2105658585" text:style-name="L13">
        <text:list-item>
          <text:p text:style-name="P8">Wenn die Auswirkung der aktuellen Karte Plus 2 ist und sie noch nicht genutzt wurde </text:p>
          <text:p text:style-name="P8">→ Ausgabe, dass der Spieler 2 Karten ziehen muss<text:line-break/>→ Der Spieler zieht zwei Karten<text:line-break/>→ Die aktuelle Karte wird auf genutzt gesetzt</text:p>
          <text:p text:style-name="P8">→ Die Karten im Deck des aktuellen Spielers werden überprüft<text:line-break/>→ Wenn die Farbe der eigenen Karte der Farbe der aktuellen Karte entspricht oder wenn die eigene Karte eine Sonderkarte ist und die Auswirkung der eigenen Karte der Auswirkung der aktuellen Karte entspricht, oder wenn die Farbe der eigenen Karte schwarz ist, wird die Karte der Liste der möglichen Karten beigefügt</text:p>
        </text:list-item>
        <text:list-item>
          <text:p text:style-name="P8">Wenn die Auswirkung der aktuellen Karte Aussetzen oder Richtungswechsel ist <text:line-break/>→ Die Karten im Deck des aktuellen Spielers werden überprüft<text:line-break/>→ Wenn die Farbe der eigenen Karte der Farbe der aktuellen Karte entspricht oder wenn die eigene Karte eine Sonderkarte ist und die Auswirkung der eigenen Karte der Auswirkung der aktuellen Karte entspricht, oder wenn die Farbe der eigenen Karte schwarz ist, wird die Karte der Liste der möglichen Karten beigefügt</text:p>
        </text:list-item>
      </text:list>
      <text:p text:style-name="Standard"/>
      <text:p text:style-name="Standard">3. Der Spieler <text:span text:style-name="T1">wählt</text:span> eine Karte aus der Liste der möglichen Karten aus </text:p>
      <text:p text:style-name="Standard"/>
      <text:p text:style-name="P36">Karte wählen:</text:p>
      <text:p text:style-name="Standard"/>
      <text:list xml:id="list2792778354" text:style-name="L14">
        <text:list-item>
          <text:p text:style-name="P19">Überprüfen, ob in der Liste der möglichen Karte mindestens eine Karte vorhanden ist</text:p>
        </text:list-item>
      </text:list>
      <text:list xml:id="list2660429715" text:style-name="L15">
        <text:list-header>
          <text:p text:style-name="P20"/>
        </text:list-header>
      </text:list>
      <text:list xml:id="list1981597792" text:style-name="L16">
        <text:list-item>
          <text:list>
            <text:list-item>
              <text:p text:style-name="P21">Es ist mindestens eine Karte vorhanden</text:p>
            </text:list-item>
          </text:list>
        </text:list-item>
      </text:list>
      <text:list xml:id="list95660901820378" text:continue-list="list2660429715" text:style-name="L15">
        <text:list-item>
          <text:p text:style-name="P20">Der Spieler <text:span text:style-name="T1">legt</text:span> eine random Karte aus der Liste der möglichen Karten </text:p>
        </text:list-item>
      </text:list>
      <text:p text:style-name="Standard"/>
      <text:list xml:id="list1496390316" text:style-name="L17">
        <text:list-item>
          <text:list>
            <text:list-item>
              <text:p text:style-name="P22">Es ist keine Karte vorhanden</text:p>
            </text:list-item>
          </text:list>
        </text:list-item>
      </text:list>
      <text:list xml:id="list2267789600" text:style-name="L18">
        <text:list-item>
          <text:p text:style-name="P23">Ausgabe, dass der aktuelle Spieler keine passende Karte hat, dass er eine weitere Karte ziehen muss und nun der nächste Spieler an der Reihe ist</text:p>
        </text:list-item>
        <text:list-item>
          <text:p text:style-name="P23">Der aktuelle Spieler <text:span text:style-name="T1">zieht</text:span> eine Karte</text:p>
        </text:list-item>
      </text:list>
      <text:p text:style-name="Standard"/>
      <text:p text:style-name="P36">Karte legen:</text:p>
      <text:p text:style-name="Standard"/>
      <text:list xml:id="list2489789694" text:style-name="L19">
        <text:list-item>
          <text:p text:style-name="P24">Die aktuelle Karte, und die Liste der Karten werden verändert (global)</text:p>
        </text:list-item>
        <text:list-item>
          <text:p text:style-name="P24">Die aktuelle Karte wird wieder der Kartenliste beigefügt</text:p>
        </text:list-item>
        <text:list-item>
          <text:p text:style-name="P24">Die gelegte Karte wird zur aktuellen Karte </text:p>
        </text:list-item>
        <text:list-item>
          <text:p text:style-name="P24">Die gelegte Karte wird aus dem Deck des aktuellen Spielers entfernt</text:p>
        </text:list-item>
        <text:list-item>
          <text:p text:style-name="P24"><text:soft-page-break/>Wenn nun die aktuelle Karte eine schwarze Karte ist, kann sich der aktuelle Spieler eine Farbe <text:span text:style-name="T1">wünschen</text:span></text:p>
        </text:list-item>
      </text:list>
      <text:p text:style-name="Standard"><text:s/></text:p>
      <text:p text:style-name="P36">Farbe wünschen:</text:p>
      <text:p text:style-name="Standard"/>
      <text:list xml:id="list789463242" text:style-name="L20">
        <text:list-item>
          <text:p text:style-name="P25">Die Wunschfarbe wird verändert (global)</text:p>
        </text:list-item>
        <text:list-item>
          <text:p text:style-name="P25">Der Spieler wählt eine random Farbe aus der Farbenliste</text:p>
        </text:list-item>
      </text:list>
      <text:p text:style-name="P3"/>
      <text:p text:style-name="Standard"/>
      <text:p text:style-name="P37">Funktionen</text:p>
      <text:p text:style-name="Standard"/>
      <text:p text:style-name="P36">Anzahl der Spieler ermitteln:</text:p>
      <text:p text:style-name="Standard"/>
      <text:list xml:id="list1480311624" text:style-name="L21">
        <text:list-item>
          <text:p text:style-name="P26">Der Spieler muss angeben, gegen wie viele Computer-Spieler er antreten will</text:p>
        </text:list-item>
        <text:list-item>
          <text:p text:style-name="P26">Wenn der Spieler eine Zahl größer Null eingegeben hat, wird diese Zahl zurückgegeben</text:p>
        </text:list-item>
        <text:list-item>
          <text:p text:style-name="P26">Andernfalls wird der Spieler erneut gebeten, eine Zahl einzugeben</text:p>
        </text:list-item>
      </text:list>
      <text:p text:style-name="Standard"/>
      <text:p text:style-name="P36">Sieben Karten ziehen:</text:p>
      <text:p text:style-name="Standard"/>
      <text:list xml:id="list4154687048" text:style-name="L22">
        <text:list-item>
          <text:p text:style-name="P27">Es wird die gobale Liste der Karten verändert</text:p>
        </text:list-item>
        <text:list-item>
          <text:p text:style-name="P27">7 Mal wird eine random Karte aus der Kartenliste entfernt und dem Deck des Spielers beigefügt</text:p>
        </text:list-item>
      </text:list>
      <text:p text:style-name="Standard"/>
      <text:p text:style-name="P36">Nächster Spieler:</text:p>
      <text:p text:style-name="Standard"/>
      <text:list xml:id="list3164404878" text:style-name="L23">
        <text:list-item>
          <text:p text:style-name="P28">Es wird die globale Reihenfolge und der globale aktuelle Spieler verändert</text:p>
        </text:list-item>
        <text:list-item>
          <text:p text:style-name="P28">Wenn die aktuelle Karte eine Richtungswechsel-Karte ist und noch nicht genutzt wurde, wird die Reihenfolge reversed und die aktuelle Karte auf genutzt gesetzt</text:p>
        </text:list-item>
        <text:list-item>
          <text:p text:style-name="P28">Wenn der aktuelle Spieler der letzte in der Reihenfolge ist, ist der erste Spieler der neue aktuelle Spieler</text:p>
        </text:list-item>
        <text:list-item>
          <text:p text:style-name="P28">Ansonsten ist der nächste Spieler in der Reihenfolge der neue aktuelle Spieler</text:p>
        </text:list-item>
      </text:list>
      <text:p text:style-name="P3"/>
      <text:p text:style-name="Standard"/>
      <text:p text:style-name="P37">Variablen, Karten und Spieler</text:p>
      <text:p text:style-name="Standard"/>
      <text:p text:style-name="Standard">Farben = blau, gelb, grün, rot</text:p>
      <text:p text:style-name="Standard">Bunte Auswirkungen = Plus 2, Richtungswechsel, Aussetzen</text:p>
      <text:p text:style-name="Standard">Schwarze Auswirkungen = Plus 4, Farbe wünschen</text:p>
      <text:p text:style-name="Standard">Wunschfarbe ist ein String</text:p>
      <text:p text:style-name="Standard">Karten ist eine Liste</text:p>
      <text:p text:style-name="Standard"/>
      <text:p text:style-name="P36">Generieren der Spielkarten:</text:p>
      <text:list xml:id="list3827852548" text:style-name="L24">
        <text:list-item>
          <text:p text:style-name="P29">Für jede Farbe 10 Karten mit einem Zahlenwert von jeweils 0-9</text:p>
        </text:list-item>
        <text:list-item>
          <text:p text:style-name="P29">Für jede Farbe 8 Karten von jeder bunten Auswirkung </text:p>
        </text:list-item>
        <text:list-item>
          <text:p text:style-name="P29">Je 4 Karten pro schwarze Auswirkung </text:p>
        </text:list-item>
      </text:list>
      <text:p text:style-name="Standard"/>
      <text:p text:style-name="P36">Erste Karte auswählen:</text:p>
      <text:list xml:id="list533881719" text:style-name="L25">
        <text:list-item>
          <text:p text:style-name="P30">die aktuelle Karte wird aus der Liste der Karten ausgelost</text:p>
        </text:list-item>
        <text:list-item>
          <text:p text:style-name="P30">sie darf jedoch nicht schwarz sein<text:line-break/>→ solange sie schwarz ist, wird eine neue aktuelle Karte ausgelost</text:p>
        </text:list-item>
        <text:list-item>
          <text:p text:style-name="P30">ist die erste aktuelle Karte eine Sonderkarte, wird sie auf genutzt gesetzt</text:p>
        </text:list-item>
        <text:list-item>
          <text:p text:style-name="P30">die aktuelle Karte wird aus der Liste der Karten entfernt</text:p>
        </text:list-item>
      </text:list>
      <text:p text:style-name="Standard"><text:soft-page-break/></text:p>
      <text:p text:style-name="P36">Spieler erstellen:</text:p>
      <text:list xml:id="list1265888389" text:style-name="L26">
        <text:list-item>
          <text:p text:style-name="P31">Die Reihenfolge ist eine Liste der teilnehmenden Spieler</text:p>
        </text:list-item>
        <text:list-item>
          <text:p text:style-name="P31">Der Spieler wird aufgefordert seinen Namen einzugeben<text:line-break/>→ Es wird ein Spieler mit seinem Namen erstellt und der Spielerliste beigefügt</text:p>
        </text:list-item>
        <text:list-item>
          <text:p text:style-name="P31">Der Spieler gibt an, gegen wie viele <text:span text:style-name="T1">Computer-Spieler</text:span> er antreten will<text:line-break/>→ Es werden dementsprechend Computer-Spieler erstellt und der Spielerliste beigefügt</text:p>
        </text:list-item>
      </text:list>
      <text:p text:style-name="Standard"/>
      <text:p text:style-name="P36">Karten ausgeben:</text:p>
      <text:list xml:id="list1524674589" text:style-name="L27">
        <text:list-item>
          <text:p text:style-name="P32">Jeder Spieler <text:span text:style-name="T1">zieht</text:span> zu Beginn <text:span text:style-name="T1">7</text:span> Karten</text:p>
        </text:list-item>
      </text:list>
      <text:p text:style-name="Standard"/>
      <text:p text:style-name="P36">Erster Spieler:</text:p>
      <text:list xml:id="list752053624" text:style-name="L28">
        <text:list-item>
          <text:p text:style-name="P33">der erste aktuelle Spieler wird aus der Reihenfolge ausgelost</text:p>
        </text:list-item>
      </text:list>
      <text:p text:style-name="P3"/>
      <text:p text:style-name="Standard"/>
      <text:p text:style-name="P37">Spielbeginn</text:p>
      <text:p text:style-name="Standard"/>
      <text:list xml:id="list2989095607" text:style-name="L29">
        <text:list-item>
          <text:p text:style-name="P34">Es wird ausgegeben, wer alles mitspielt</text:p>
          <text:p text:style-name="P34">→ wenn der aktuelle Spieler der menschliche Spieler ist, wird er mit Namen angesprochen andernfalls wird nur der Name des Computer-Spielers genannt</text:p>
        </text:list-item>
        <text:list-item>
          <text:p text:style-name="P35">Solange der aktuelle <text:span text:style-name="T9">Spieler</text:span> Karten in seinem Deck hat, geht das Spiel immer weiter<text:line-break/>→ reagieren</text:p>
          <text:p text:style-name="P35"><text:span text:style-name="T10">(→ ziehen)</text:span><text:line-break/>→ suchen<text:line-break/>→ wählen<text:line-break/>→ legen<text:line-break/><text:span text:style-name="T10">(→ Farbe wünschen)</text:span><text:line-break/>→ nächster Spieler </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3T11:26:57.801000000</meta:creation-date>
    <dc:date>2021-09-09T09:56:58.815000000</dc:date>
    <meta:editing-duration>PT2H50M47S</meta:editing-duration>
    <meta:editing-cycles>15</meta:editing-cycles>
    <meta:generator>LibreOffice/7.0.1.2$Windows_X86_64 LibreOffice_project/7cbcfc562f6eb6708b5ff7d7397325de9e764452</meta:generator>
    <meta:document-statistic meta:table-count="0" meta:image-count="0" meta:object-count="0" meta:page-count="7" meta:paragraph-count="204" meta:word-count="2322" meta:character-count="14128" meta:non-whitespace-character-count="12101"/>
  </office:meta>
</office:document-meta>
</file>